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44B000002452E6A8327CB48568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ppleGothic" svg:font-family="AppleGothic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>
      <loext:graphic-properties draw:fill="none" draw:fill-color="#ffffff"/>
      <style:paragraph-properties style:writing-mode="lr-tb"/>
      <style:text-properties style:font-name="AppleGothic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style:font-name="AppleGothic" fo:font-size="12pt" fo:font-weight="bold" style:font-weight-asian="bold" style:font-weight-complex="bold"/>
    </style:style>
    <style:style style:name="P4" style:family="paragraph">
      <loext:graphic-properties draw:fill="solid" draw:fill-color="#eeeeee"/>
    </style:style>
    <style:style style:name="T1" style:family="text">
      <style:text-properties style:font-name="AppleGothic" fo:font-size="8pt" style:font-size-asian="8pt" style:font-size-complex="8pt"/>
    </style:style>
    <style:style style:name="T2" style:family="text">
      <style:text-properties fo:color="#00a933" loext:opacity="100%" style:font-name="AppleGothic" fo:font-size="12pt" fo:font-weight="bold" style:font-size-asian="10.5pt" style:font-weight-asian="bold" style:font-size-complex="12pt" style:font-weight-complex="bold"/>
    </style:style>
    <style:style style:name="T3" style:family="text">
      <style:text-properties style:font-name="AppleGothic" fo:font-size="13pt" fo:font-weight="bold" style:font-size-asian="11pt" style:font-weight-asian="bold" style:font-size-complex="13pt" style:font-weight-complex="bold"/>
    </style:style>
    <style:style style:name="T4" style:family="text">
      <style:text-properties fo:color="#00a933" loext:opacity="100%" style:font-name="AppleGothic" fo:font-size="13pt" fo:font-weight="bold" style:font-size-asian="11pt" style:font-weight-asian="bold" style:font-size-complex="13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0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eeeeee" draw:fill="solid" draw:fill-color="#eeeeee" draw:textarea-horizontal-align="justify" draw:textarea-vertical-align="middle" draw:auto-grow-height="false" fo:min-height="1.007cm" fo:min-width="3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2" draw:name="Form1" draw:style-name="gr2" draw:text-style-name="P3" svg:width="3.416cm" svg:height="1.121cm" svg:x="7.816cm" svg:y="0.122cm"><draw:text-box><text:p text:style-name="P2"><text:span text:style-name="T2"/></text:p><text:p text:style-name="P2"><text:span text:style-name="T3">12.344 <text:s text:c="4"/></text:span><text:span text:style-name="T4">+20</text:span></text:p></draw:text-box></draw:frame><draw:frame text:anchor-type="paragraph" draw:z-index="3" draw:name="Form2" draw:style-name="gr1" draw:text-style-name="P1" svg:width="3.419cm" svg:height="1.034cm" svg:x="7.812cm" svg:y="0.222cm"><draw:text-box><text:p><text:span text:style-name="T1">Dein Selbstdisziplin-Score:</text:span></text:p></draw:text-box></draw:frame><draw:custom-shape text:anchor-type="paragraph" draw:z-index="1" draw:name="Form3" draw:style-name="gr3" draw:text-style-name="P4" svg:width="3.678cm" svg:height="1.114cm" svg:x="7.65cm" svg:y="0.08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Bild1" text:anchor-type="char" svg:width="17cm" svg:height="8.987cm" draw:z-index="0"><draw:image xlink:href="Pictures/100002010000044B000002452E6A8327CB48568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ppleGothic" svg:font-family="AppleGothic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27T09:50:17.450989737</meta:creation-date>
    <meta:editing-duration>P8DT18H16M37S</meta:editing-duration>
    <meta:editing-cycles>2</meta:editing-cycles>
    <meta:generator>LibreOffice/7.0.1.2$MacOSX_X86_64 LibreOffice_project/7cbcfc562f6eb6708b5ff7d7397325de9e764452</meta:generator>
    <meta:initial-creator>Oliver Rafelsberger</meta:initial-creator>
    <dc:date>2021-01-05T07:15:56.700843486</dc:date>
    <dc:creator>Oliver Rafelsberger</dc:creator>
    <meta:document-statistic meta:table-count="0" meta:image-count="1" meta:object-count="0" meta:page-count="1" meta:paragraph-count="0" meta:word-count="0" meta:character-count="0" meta:non-whitespace-character-count="0"/>
  </office:meta>
</office:document-meta>
</file>